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apple-system" svg:font-family="apple-system, BlinkMacSystemFont, 'Segoe UI', Roboto, Oxygen, Oxygen-Sans, Ubuntu, Cantarell, 'Helvetica Neue', 'Open Sans', sans-serif"/>
    <style:font-face style:name="robotoregular" svg:font-family="roboto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184" officeooo:paragraph-rsid="00001184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215f" officeooo:paragraph-rsid="0003215f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ize="16pt" style:text-underline-style="none" fo:font-weight="bold" officeooo:rsid="0003215f" officeooo:paragraph-rsid="0003215f" style:font-size-asian="14pt" style:font-weight-asian="bold" style:font-size-complex="16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size="16pt" style:text-underline-style="none" fo:font-weight="normal" officeooo:rsid="0003215f" officeooo:paragraph-rsid="0003215f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6pt" style:font-size-asian="16pt" style:font-size-complex="16pt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6pt" fo:letter-spacing="normal" fo:font-style="normal" fo:font-weight="normal" officeooo:rsid="0005e512" officeooo:paragraph-rsid="0005e512" style:font-size-asian="16pt" style:font-size-complex="16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color="#000000" style:font-name="Liberation Serif" fo:font-size="16pt" style:font-size-asian="16pt" style:font-size-complex="16pt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style="normal" fo:font-weight="normal" officeooo:rsid="0005e512" loext:padding="0cm" loext:border="none"/>
    </style:style>
    <style:style style:name="T3" style:family="text">
      <style:text-properties style:font-name="Liberation Serif" fo:font-size="16pt" style:font-size-asian="16pt" style:font-size-complex="16pt"/>
    </style:style>
    <style:style style:name="T4" style:family="text">
      <style:text-properties style:font-name="Liberation Serif" fo:font-size="16pt" officeooo:rsid="0003dbd6" style:font-size-asian="16pt" style:font-size-complex="16pt"/>
    </style:style>
    <style:style style:name="T5" style:family="text">
      <style:text-properties officeooo:rsid="0004f6fb"/>
    </style:style>
    <style:style style:name="T6" style:family="text">
      <style:text-properties officeooo:rsid="0005e512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ABSTRACT</text:p>
      <text:p text:style-name="P2"/>
      <text:p text:style-name="P3">To analyse the dataset of H1B visa applicants from last 5 years i.e from 2011 – 2016 and draw important conclusions on the basis of the given data.</text:p>
      <text:p text:style-name="P3"/>
      <text:p text:style-name="P5"><text:s/><text:span text:style-name="T3">H1-B visa petition is closely related to people working internationally </text:span><text:span text:style-name="T4">and to</text:span><text:span text:style-name="T3"> get a general idea about the relation between H1-B visa application status and features like job title, prevailing wage, etc.</text:span></text:p>
      <text:p text:style-name="P7">The H1B is an employment-based, non-immigrant visa category for temporary foreign workers in the United States. For a foreign national to apply for H1B visa, an US employer must offer a job and petition for H1B visa with the US immigration department. This is the most common visa status applied for and held by international students once they complete college/ higher education (Masters, Ph.D.) and work in a full-time position.</text:p>
      <text:p text:style-name="P8">In this <text:span text:style-name="T5">project</text:span>, we <text:span text:style-name="T5">are</text:span> performing analysis on the H1B visa applicants between the years 2011-2015. After analyzing the data, we can derive the following facts.</text:p>
      <text:list xml:id="list573180437" text:style-name="L1">
        <text:list-item>
          <text:p text:style-name="P9"><text:span text:style-name="T6">What is the trend among visa applicants each year? </text:span></text:p>
        </text:list-item>
        <text:list-item>
          <text:p text:style-name="P9"><text:span text:style-name="T6">From which part of US most visa applications are fired</text:span>?</text:p>
        </text:list-item>
        <text:list-item>
          <text:p text:style-name="P9">Which <text:span text:style-name="T6">state has denied most of the visa applications?</text:span></text:p>
        </text:list-item>
        <text:list-item>
          <text:p text:style-name="P9">Which employers file the most petitions each year?</text:p>
        </text:list-item>
      </text:list>
      <text:p text:style-name="P10">And many more....</text:p>
      <text:p text:style-name="P11"><text:span text:style-name="T1">The dataset has nearly 3 million records. </text:span><text:span text:style-name="T2">The dataset is downloaded from kaggle.</text:span></text:p>
      <text:p text:style-name="P6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apple-system" svg:font-family="apple-system, BlinkMacSystemFont, 'Segoe UI', Roboto, Oxygen, Oxygen-Sans, Ubuntu, Cantarell, 'Helvetica Neue', 'Open Sans', sans-serif"/>
    <style:font-face style:name="robotoregular" svg:font-family="roboto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13:41:20.934000000</meta:creation-date>
    <dc:date>2018-08-05T20:10:31.632000000</dc:date>
    <meta:editing-duration>PT4M41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1" meta:word-count="212" meta:character-count="1260" meta:non-whitespace-character-count="1060"/>
  </office:meta>
</office:document-meta>
</file>